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ve.validateAttribut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ve.copyFile( File fromFile , File toFile , boolean filtering , boolean overwri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ve.okToDelete( File 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ve.deleteDir( File d , boolean deleteFil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ve.deleteDir( Fi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moveFile( File fromFile , File toFile , boolean filtering , boolean overwri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ve.doFileOperations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Move.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ve.renameFile( File sourceFile , File destFile , boolean filtering , boolean overwrit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